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style>
    <style:style style:name="T2" style:parent-style-name="Standardskrifttypeiafsnit" style:family="text">
      <style:text-properties style:font-name="Courier New" style:font-name-complex="Courier New"/>
    </style:style>
    <style:style style:name="T3" style:parent-style-name="Standardskrifttypeiafsnit" style:family="text">
      <style:text-properties style:font-name-complex="Courier New"/>
    </style:style>
    <style:style style:name="T4" style:parent-style-name="Standardskrifttypeiafsnit" style:family="text">
      <style:text-properties style:font-name="Courier New" style:font-name-complex="Courier New"/>
    </style:style>
    <style:style style:name="T5" style:parent-style-name="Standardskrifttypeiafsnit" style:family="text">
      <style:text-properties style:font-name-complex="Courier New"/>
    </style:style>
    <style:style style:name="P6" style:parent-style-name="Normal" style:family="paragraph">
      <style:text-properties style:font-name-complex="Courier New"/>
    </style:style>
    <style:style style:name="P7" style:parent-style-name="Listeafsnit" style:family="paragraph">
      <style:text-properties style:font-name-complex="Courier New"/>
    </style:style>
    <style:style style:name="P8" style:parent-style-name="Listeafsnit" style:family="paragraph">
      <style:text-properties style:font-name-complex="Courier New"/>
    </style:style>
    <style:style style:name="P9" style:parent-style-name="Ingenafstand" style:family="paragraph">
      <style:text-properties style:font-name="Courier New" style:font-name-complex="Courier New" fo:language="en" fo:country="US"/>
    </style:style>
    <style:style style:name="P10" style:parent-style-name="Ingenafstand" style:family="paragraph">
      <style:text-properties style:font-name="Courier New" style:font-name-complex="Courier New"/>
    </style:style>
    <style:style style:name="P11" style:parent-style-name="Ingenafstand" style:family="paragraph">
      <style:text-properties style:font-name="Courier New" style:font-name-complex="Courier New"/>
    </style:style>
    <style:style style:name="P12" style:parent-style-name="Ingenafstand" style:family="paragraph">
      <style:text-properties style:font-name="Courier New" style:font-name-complex="Courier New"/>
    </style:style>
    <style:style style:name="P13" style:parent-style-name="Ingenafstand" style:family="paragraph">
      <style:text-properties style:font-name="Courier New" style:font-name-complex="Courier New"/>
    </style:style>
    <style:style style:name="P14" style:parent-style-name="Ingenafstand" style:family="paragraph">
      <style:text-properties style:font-name="Courier New" style:font-name-complex="Courier New"/>
    </style:style>
    <style:style style:name="P15" style:parent-style-name="Ingenafstand" style:family="paragraph">
      <style:text-properties style:font-name="Courier New" style:font-name-complex="Courier New"/>
    </style:style>
  </office:automatic-styles>
  <office:body>
    <office:text text:use-soft-page-breaks="true">
      <text:h text:style-name="P1" text:outline-level="1">Database</text:h>
      <text:h text:style-name="Overskrift2" text:outline-level="2">Normalisering</text:h>
      <text:p text:style-name="Normal">Database normalisering er en teknik der organisere data i en database.<text:s/>Normalisering er en systematisk opdeling af enheder i tabellerne for at eliminere data redundans<text:s/>og uønskede kommandoer sådan<text:s/><text:span text:style-name="T2">Insert, update<text:s/></text:span><text:span text:style-name="T3">og<text:s/></text:span><text:span text:style-name="T4">delete</text:span><text:span text:style-name="T5">. Det er en flertrinnet proces der deler data ind i tabelform ved at fjerne duplikeret data fra relations databasen.</text:span></text:p>
      <text:p text:style-name="P6">Normalisering er brugt til primært to formål:</text:p>
      <text:list text:style-name="LFO1" text:continue-numbering="true">
        <text:list-item>
          <text:p text:style-name="P7">Eliminere redundans(ubrugeligt) data</text:p>
        </text:list-item>
        <text:list-item>
          <text:p text:style-name="P8">Sikre data afhængigheder giver mening dvs. data er gemt logisk.</text:p>
        </text:list-item>
      </text:list>
      <text:h text:style-name="Overskrift3" text:outline-level="3">Første normalform</text:h>
      <text:p text:style-name="Normal">En tabel er på første normalform, hvis alle domænerne består af uendelige elementer, dvs. der må ikke forekomme sammensatte attributter eller flerværdi attributter.<text:s/></text:p>
      <text:p text:style-name="Normal">I vores database har vi hverken sammensatte attributter eller flerværdis attributter. De sammen satte attributter har vi undgået ved at ikke har sat dem sammen i nogle af vores entiteter og flerværdis attributterne har vi ikke, da fx telefonnummer ikke indgår. Telefon ses typisk som en flerværdi attribut da vi typisk har flere end en telefon til rådighed i vores hverdag. Det sammen kan vi sige med navne. I vores database har vi valgt og skille navne af på den måde at de får en attribut hver:<text:s/></text:p>
      <text:p text:style-name="P9">drop table if exists spiller;</text:p>
      <text:p text:style-name="P10">create table spiller</text:p>
      <text:p text:style-name="P11">(</text:p>
      <text:p text:style-name="P12">fnavn<text:tab/><text:tab/><text:tab/>varchar(20),</text:p>
      <text:p text:style-name="P13">enavn<text:tab/><text:tab/><text:tab/>varchar(20)</text:p>
      <text:p text:style-name="P14">);</text:p>
      <text:p text:style-name="P15"/>
      <text:h text:style-name="Overskrift3" text:outline-level="3">Anden normalform</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Overskrift3Tegn" style:display-name="Overskrift 3 Tegn" style:family="text" style:parent-style-name="Standardskrifttypeiafsnit">
      <style:text-properties style:font-name="Calibri Light" style:font-name-asian="Times New Roman" style:font-name-complex="Times New Roman" fo:color="#1F4D78" fo:font-size="12pt" style:font-size-asian="12pt" style:font-size-complex="12pt"/>
    </style:style>
    <style:style style:name="Ingenafstand" style:display-name="Ingen afstand" style:family="paragraph">
      <style:paragraph-properties fo:margin-bottom="0in" fo:line-height="100%"/>
      <style:text-properties fo:hyphenate="false"/>
    </style:style>
    <style:style style:name="Listeafsnit" style:display-name="Listeafsnit" style:family="paragraph" style:parent-style-name="Normal">
      <style:paragraph-properties fo:margin-left="0.5in">
        <style:tab-stops/>
      </style:paragraph-properties>
      <style:text-properties fo:hyphenate="false"/>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1-21T08:07:00Z</meta:creation-date>
    <dc:date>2014-11-21T08:42:00Z</dc:date>
    <meta:template xlink:href="Normal" xlink:type="simple"/>
    <meta:editing-cycles>5</meta:editing-cycles>
    <meta:editing-duration>PT2100S</meta:editing-duration>
    <meta:document-statistic meta:page-count="1" meta:paragraph-count="2" meta:word-count="183" meta:character-count="1304" meta:row-count="9" meta:non-whitespace-character-count="1123"/>
  </office:meta>
</office:document-meta>
</file>